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gistration" draw:style-name="dp1" draw:master-page-name="Default">
        <office:forms form:automatic-focus="false" form:apply-design-mode="false"/>
        <draw:circle draw:style-name="gr1" draw:text-style-name="P1" draw:id="id1" draw:layer="layout" svg:width="0.264cm" svg:height="0.264cm" svg:x="1.198cm" svg:y="11.221cm">
          <text:p/>
        </draw:circle>
        <draw:custom-shape draw:style-name="gr2" draw:text-style-name="P1" draw:id="id2" draw:layer="layout" svg:width="2.376cm" svg:height="2.376cm" svg:x="5.716cm" svg:y="10.179cm">
          <text:p text:style-name="P1">Exis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1.462cm" svg:y1="11.353cm" svg:x2="5.716cm" svg:y2="11.367cm" draw:start-shape="id1" draw:start-glue-point="1" draw:end-shape="id2" svg:d="m1462 11353h500l3254 14h500">
          <text:p text:style-name="P1">Registration</text:p>
        </draw:connector>
        <draw:custom-shape draw:style-name="gr4" draw:text-style-name="P1" draw:id="id5" draw:layer="layout" svg:width="6.592cm" svg:height="2.605cm" svg:x="16.908cm" svg:y="5cm">
          <text:p text:style-name="P1">Text:</text:p>
          <text:p text:style-name="P1">Already registere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903cm" svg:y1="10.179cm" svg:x2="10.058cm" svg:y2="6.373cm" draw:start-shape="id2" draw:start-glue-point="4" draw:end-shape="id3" draw:end-glue-point="5" svg:d="m6903 10179v-3806h3155">
          <text:p text:style-name="P1">Yes</text:p>
        </draw:connector>
        <draw:connector draw:style-name="gr3" draw:text-style-name="P1" draw:layer="layout" svg:x1="6.903cm" svg:y1="12.555cm" svg:x2="10.26cm" svg:y2="16.414cm" draw:start-shape="id2" draw:start-glue-point="6" draw:end-shape="id4" draw:end-glue-point="6" svg:d="m6903 12555v3859h3357">
          <text:p text:style-name="P1">No</text:p>
        </draw:connector>
        <draw:custom-shape draw:style-name="gr2" draw:text-style-name="P1" draw:id="id3" draw:layer="layout" svg:width="3.473cm" svg:height="2.605cm" svg:x="10.058cm" svg:y="5.071cm">
          <text:p text:style-name="P1">Verifi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3.531cm" svg:y1="6.373cm" svg:x2="16.908cm" svg:y2="6.302cm" draw:start-shape="id3" draw:start-glue-point="7" draw:end-shape="id5" draw:end-glue-point="3" svg:d="m13531 6373h1689v-71h1688">
          <text:p text:style-name="P1">Yes</text:p>
        </draw:connector>
        <draw:connector draw:style-name="gr3" draw:text-style-name="P1" draw:layer="layout" svg:x1="11.794cm" svg:y1="7.676cm" svg:x2="11.78cm" svg:y2="15.329cm" draw:start-shape="id3" draw:start-glue-point="6" draw:end-shape="id4" svg:d="m11794 7676v3826h-14v3827">
          <text:p text:style-name="P1">No</text:p>
        </draw:connector>
        <draw:custom-shape draw:style-name="gr4" draw:text-style-name="P1" draw:id="id7" draw:layer="layout" svg:width="5.9cm" svg:height="2.605cm" svg:x="20.1cm" svg:y="15.1cm">
          <text:p text:style-name="P1">Text: check e-mail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3.473cm" svg:height="2.171cm" svg:x="14.527cm" svg:y="15.329cm">
          <text:p text:style-name="P1">Send</text:p>
          <text:p text:style-name="P1">Verification</text:p>
          <text:p text:style-name="P1">e-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8cm" svg:y1="16.414cm" svg:x2="20.1cm" svg:y2="16.402cm" draw:start-shape="id6" draw:start-glue-point="10" draw:end-shape="id7" svg:d="m18000 16414h1050v-12h1050">
          <text:p/>
        </draw:connector>
        <draw:custom-shape draw:style-name="gr2" draw:text-style-name="P1" draw:id="id4" draw:layer="layout" svg:width="3.04cm" svg:height="2.171cm" svg:x="10.26cm" svg:y="15.329cm">
          <text:p text:style-name="P1">Regi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3.3cm" svg:y1="16.414cm" svg:x2="14.527cm" svg:y2="16.414cm" draw:start-shape="id4" draw:start-glue-point="10" draw:end-shape="id6" draw:end-glue-point="6" svg:d="m13300 16414h1227">
          <text:p/>
        </draw:connector>
      </draw:page>
      <draw:page draw:name="Email confirmation" draw:style-name="dp1" draw:master-page-name="Default">
        <office:forms form:automatic-focus="false" form:apply-design-mode="false"/>
        <draw:circle draw:style-name="gr1" draw:text-style-name="P1" draw:id="id8" draw:layer="layout" svg:width="0.264cm" svg:height="0.264cm" svg:x="1.198cm" svg:y="11.121cm">
          <text:p/>
        </draw:circle>
        <draw:custom-shape draw:style-name="gr2" draw:text-style-name="P2" draw:id="id9" draw:layer="layout" svg:width="4.784cm" svg:height="4.521cm" svg:x="5.716cm" svg:y="8.979cm">
          <text:p text:style-name="P1"><text:span text:style-name="T1">Exist record</text:span></text:p>
          <text:p text:style-name="P1"><text:span text:style-name="T1">with specified</text:span></text:p>
          <text:p text:style-name="P1"><text:span text:style-name="T1">cod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1.462cm" svg:y1="11.253cm" svg:x2="5.716cm" svg:y2="11.239cm" draw:start-shape="id8" draw:start-glue-point="1" draw:end-shape="id9" svg:d="m1462 11253h500l3254-14h500">
          <text:p text:style-name="P1">Email</text:p>
          <text:p text:style-name="P1">confirmation</text:p>
        </draw:connector>
        <draw:custom-shape draw:style-name="gr4" draw:text-style-name="P2" draw:id="id12" draw:layer="layout" svg:width="6.592cm" svg:height="2.605cm" svg:x="18.508cm" svg:y="2.795cm">
          <text:p text:style-name="P1"><text:span text:style-name="T1">Text:</text:span></text:p>
          <text:p text:style-name="P1"><text:span text:style-name="T1">Successfully registere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107cm" svg:y1="8.979cm" svg:x2="12.027cm" svg:y2="6.302cm" draw:start-shape="id9" draw:start-glue-point="4" draw:end-shape="id10" draw:end-glue-point="5" svg:d="m8107 8979v-2677h3920">
          <text:p text:style-name="P1">Yes</text:p>
        </draw:connector>
        <draw:connector draw:style-name="gr3" draw:text-style-name="P1" draw:layer="layout" svg:x1="8.107cm" svg:y1="13.5cm" svg:x2="10cm" svg:y2="16.802cm" draw:start-shape="id9" draw:start-glue-point="6" draw:end-shape="id11" draw:end-glue-point="3" svg:d="m8107 13500v3302h1893">
          <text:p text:style-name="P1">No</text:p>
        </draw:connector>
        <draw:custom-shape draw:style-name="gr2" draw:text-style-name="P2" draw:id="id10" draw:layer="layout" svg:width="3.473cm" svg:height="2.605cm" svg:x="12.027cm" svg:y="5cm">
          <text:p text:style-name="P1"><text:span text:style-name="T1">Verifi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3.763cm" svg:y1="5cm" svg:x2="18.508cm" svg:y2="4.097cm" draw:start-shape="id10" draw:start-glue-point="4" draw:end-shape="id12" draw:end-glue-point="3" svg:d="m13763 5000v-903h4745">
          <text:p text:style-name="P1">Yes</text:p>
        </draw:connector>
        <draw:connector draw:style-name="gr3" draw:text-style-name="P1" draw:layer="layout" svg:x1="13.763cm" svg:y1="7.605cm" svg:x2="20.26cm" svg:y2="9.085cm" draw:start-shape="id10" draw:start-glue-point="6" draw:end-shape="id13" draw:end-glue-point="6" svg:d="m13763 7605v1480h6497">
          <text:p text:style-name="P1">No</text:p>
        </draw:connector>
        <draw:custom-shape draw:style-name="gr2" draw:text-style-name="P2" draw:id="id13" draw:layer="layout" svg:width="3.04cm" svg:height="2.171cm" svg:x="20.26cm" svg:y="8cm">
          <text:p text:style-name="P1"><text:span text:style-name="T1">Verif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21.78cm" svg:y1="8cm" svg:x2="21.804cm" svg:y2="5.4cm" draw:start-shape="id13" draw:end-shape="id12" svg:d="m21780 8000v-1301h24v-1299">
          <text:p/>
        </draw:connector>
        <draw:custom-shape draw:style-name="gr4" draw:text-style-name="P2" draw:id="id11" draw:layer="layout" svg:width="7.5cm" svg:height="2.605cm" svg:x="10cm" svg:y="15.5cm">
          <text:p text:style-name="P1"><text:span text:style-name="T1">Text: incorrect link</text:span></text:p>
          <draw:enhanced-geometry svg:viewBox="0 0 21600 21600" draw:type="rectangle" draw:enhanced-path="M 0 0 L 21600 0 21600 21600 0 21600 0 0 Z N"/>
        </draw:custom-shape>
      </draw:page>
      <draw:page draw:name="Profile update" draw:style-name="dp1" draw:master-page-name="Default">
        <office:forms form:automatic-focus="false" form:apply-design-mode="false"/>
        <draw:circle draw:style-name="gr1" draw:text-style-name="P1" draw:id="id14" draw:layer="layout" svg:width="0.264cm" svg:height="0.264cm" svg:x="-0.702cm" svg:y="13.121cm">
          <text:p/>
        </draw:circle>
        <draw:custom-shape draw:style-name="gr2" draw:text-style-name="P2" draw:id="id15" draw:layer="layout" svg:width="4.784cm" svg:height="4.521cm" svg:x="3.816cm" svg:y="10.979cm">
          <text:p text:style-name="P1"><text:span text:style-name="T1">User</text:span></text:p>
          <text:p text:style-name="P1"><text:span text:style-name="T1">Logged i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-0.438cm" svg:y1="13.253cm" svg:x2="3.816cm" svg:y2="13.239cm" draw:start-shape="id14" draw:start-glue-point="1" draw:end-shape="id15" svg:d="m-438 13253h500l3254-14h500">
          <text:p text:style-name="P1">Profile</text:p>
          <text:p text:style-name="P1">update</text:p>
        </draw:connector>
        <draw:custom-shape draw:style-name="gr4" draw:text-style-name="P2" draw:id="id20" draw:layer="layout" svg:width="6.592cm" svg:height="2.605cm" svg:x="17.5cm" svg:y="11.895cm">
          <text:p text:style-name="P1"><text:span text:style-name="T1">Profile pag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207cm" svg:y1="10.979cm" svg:x2="7.5cm" svg:y2="8.499cm" draw:start-shape="id15" draw:start-glue-point="4" draw:end-shape="id16" draw:end-glue-point="5" svg:d="m6207 10979v-2480h1293">
          <text:p text:style-name="P1">Yes</text:p>
        </draw:connector>
        <draw:connector draw:style-name="gr3" draw:text-style-name="P1" draw:layer="layout" svg:x1="6.207cm" svg:y1="15.5cm" svg:x2="8.1cm" svg:y2="19.302cm" draw:start-shape="id15" draw:start-glue-point="6" draw:end-shape="id17" draw:end-glue-point="3" svg:d="m6207 15500v3802h1893">
          <text:p text:style-name="P1">No</text:p>
        </draw:connector>
        <draw:custom-shape draw:style-name="gr2" draw:text-style-name="P2" draw:id="id16" draw:layer="layout" svg:width="5.5cm" svg:height="3cm" svg:x="7.5cm" svg:y="7cm">
          <text:p text:style-name="P1"><text:span text:style-name="T1">Email chang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0.249cm" svg:y1="7cm" svg:x2="13cm" svg:y2="4.999cm" draw:start-shape="id16" draw:start-glue-point="4" draw:end-shape="id18" draw:end-glue-point="5" svg:d="m10249 7000v-2001h2751">
          <text:p text:style-name="P1">Yes</text:p>
        </draw:connector>
        <draw:connector draw:style-name="gr3" draw:text-style-name="P1" draw:layer="layout" svg:x1="10.249cm" svg:y1="10cm" svg:x2="11.96cm" svg:y2="13.249cm" draw:start-shape="id16" draw:start-glue-point="6" draw:end-shape="id19" draw:end-glue-point="6" svg:d="m10249 10000v3249h1711">
          <text:p text:style-name="P1">No</text:p>
        </draw:connector>
        <draw:custom-shape draw:style-name="gr2" draw:text-style-name="P2" draw:id="id19" draw:layer="layout" svg:width="4.04cm" svg:height="2.5cm" svg:x="11.96cm" svg:y="12cm">
          <text:p text:style-name="P1"><text:span text:style-name="T1">Update</text:span></text:p>
          <text:p text:style-name="P1"><text:span text:style-name="T1">datab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6cm" svg:y1="13.25cm" svg:x2="17.5cm" svg:y2="13.197cm" draw:start-shape="id19" draw:end-shape="id20" svg:d="m16000 13250h750v-53h750">
          <text:p/>
        </draw:connector>
        <draw:custom-shape draw:style-name="gr4" draw:text-style-name="P2" draw:id="id17" draw:layer="layout" svg:width="3.5cm" svg:height="1.605cm" svg:x="8.1cm" svg:y="18.5cm">
          <text:p text:style-name="P1"><text:span text:style-name="T1">Ex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cm" svg:height="2.171cm" svg:x="14.6cm" svg:y="16.329cm">
          <text:p text:style-name="P1"><text:span text:style-name="T1">Update</text:span></text:p>
          <text:p text:style-name="P1"><text:span text:style-name="T1">datab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22" draw:layer="layout" svg:width="4.04cm" svg:height="2.5cm" svg:x="21cm" svg:y="5.8cm">
          <text:p text:style-name="P1"><text:span text:style-name="T1">Update</text:span></text:p>
          <text:p text:style-name="P1"><text:span text:style-name="T1">datab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18" draw:layer="layout" svg:width="5.5cm" svg:height="3cm" svg:x="13cm" svg:y="3.5cm">
          <text:p text:style-name="P1"><text:span text:style-name="T1">Requested email</text:span></text:p>
          <text:p text:style-name="P1"><text:span text:style-name="T1">already exi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id="id21" draw:layer="layout" svg:width="6.592cm" svg:height="2.605cm" svg:x="20.908cm" svg:y="0.395cm">
          <text:p text:style-name="P1"><text:span text:style-name="T1">Erro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749cm" svg:y1="3.5cm" svg:x2="20.908cm" svg:y2="1.697cm" draw:start-shape="id18" draw:start-glue-point="4" draw:end-shape="id21" draw:end-glue-point="3" svg:d="m15749 3500v-1803h5159">
          <text:p text:style-name="P1">Yes</text:p>
        </draw:connector>
        <draw:connector draw:style-name="gr3" draw:text-style-name="P1" draw:layer="layout" svg:x1="15.749cm" svg:y1="6.5cm" svg:x2="21cm" svg:y2="7.049cm" draw:start-shape="id18" draw:start-glue-point="6" draw:end-shape="id22" draw:end-glue-point="6" svg:d="m15749 6500v549h5251">
          <text:p text:style-name="P1">No</text:p>
        </draw:connector>
        <draw:custom-shape draw:style-name="gr2" draw:text-style-name="P2" draw:id="id23" draw:layer="layout" svg:width="5.04cm" svg:height="2.5cm" svg:x="26.46cm" svg:y="5.8cm">
          <text:p text:style-name="P1"><text:span text:style-name="T1">Send email</text:span></text:p>
          <text:p text:style-name="P1"><text:span text:style-name="T1">verification 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25.04cm" svg:y1="7.049cm" svg:x2="26.46cm" svg:y2="7.049cm" draw:start-shape="id22" draw:start-glue-point="10" draw:end-shape="id23" draw:end-glue-point="6" svg:d="m25040 7049h1420">
          <text:p/>
        </draw:connector>
        <draw:custom-shape draw:style-name="gr4" draw:text-style-name="P2" draw:id="id24" draw:layer="layout" svg:width="6.592cm" svg:height="2.605cm" svg:x="33cm" svg:y="5.695cm">
          <text:p text:style-name="P1"><text:span text:style-name="T1">Text: e-mail</text:span></text:p>
          <text:p text:style-name="P1"><text:span text:style-name="T1">verification require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1.5cm" svg:y1="7.049cm" svg:x2="33cm" svg:y2="6.997cm" draw:start-shape="id23" draw:start-glue-point="10" draw:end-shape="id24" svg:d="m31500 7049h750v-52h750">
          <text:p/>
        </draw:connector>
      </draw:page>
      <draw:page draw:name="New email verification" draw:style-name="dp1" draw:master-page-name="Default">
        <office:forms form:automatic-focus="false" form:apply-design-mode="false"/>
        <draw:circle draw:style-name="gr1" draw:text-style-name="P1" draw:id="id25" draw:layer="layout" svg:width="0.264cm" svg:height="0.264cm" svg:x="-0.102cm" svg:y="10.321cm">
          <text:p/>
        </draw:circle>
        <draw:custom-shape draw:style-name="gr2" draw:text-style-name="P2" draw:id="id26" draw:layer="layout" svg:width="4.784cm" svg:height="4.521cm" svg:x="3.7cm" svg:y="8.179cm">
          <text:p text:style-name="P1"><text:span text:style-name="T1">Exist record</text:span></text:p>
          <text:p text:style-name="P1"><text:span text:style-name="T1">with specified</text:span></text:p>
          <text:p text:style-name="P1"><text:span text:style-name="T1">cod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0.162cm" svg:y1="10.453cm" svg:x2="3.7cm" svg:y2="10.439cm" draw:start-shape="id25" draw:start-glue-point="1" draw:end-shape="id26" svg:d="m162 10453h500l2538-14h500">
          <text:p text:style-name="P1">Email</text:p>
          <text:p text:style-name="P1">confirmation</text:p>
        </draw:connector>
        <draw:custom-shape draw:style-name="gr4" draw:text-style-name="P2" draw:id="id30" draw:layer="layout" svg:width="6.592cm" svg:height="2.605cm" svg:x="22.9cm" svg:y="7.495cm">
          <text:p text:style-name="P1"><text:span text:style-name="T1">Text:</text:span></text:p>
          <text:p text:style-name="P1"><text:span text:style-name="T1">Successfully registere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091cm" svg:y1="8.179cm" svg:x2="9.627cm" svg:y2="6.699cm" draw:start-shape="id26" draw:start-glue-point="4" draw:end-shape="id27" draw:end-glue-point="5" svg:d="m6091 8179v-1480h3536">
          <text:p text:style-name="P1">Yes</text:p>
        </draw:connector>
        <draw:connector draw:style-name="gr3" draw:text-style-name="P1" draw:layer="layout" svg:x1="6.091cm" svg:y1="12.7cm" svg:x2="6.05cm" svg:y2="15.7cm" draw:start-shape="id26" draw:start-glue-point="6" draw:end-shape="id28" draw:end-glue-point="0" svg:d="m6091 12700v1500h-41v1500">
          <text:p text:style-name="P1">No</text:p>
        </draw:connector>
        <draw:custom-shape draw:style-name="gr2" draw:text-style-name="P2" draw:id="id29" draw:layer="layout" svg:width="6.973cm" svg:height="4cm" svg:x="16cm" svg:y="10.1cm">
          <text:p text:style-name="P1"><text:span text:style-name="T1">New email</text:span></text:p>
          <text:p text:style-name="P1"><text:span text:style-name="T1">already updat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9.486cm" svg:y1="10.1cm" svg:x2="22.9cm" svg:y2="8.797cm" draw:start-shape="id29" draw:start-glue-point="4" draw:end-shape="id30" draw:end-glue-point="3" svg:d="m19486 10100v-1303h3414">
          <text:p text:style-name="P1">Yes</text:p>
        </draw:connector>
        <draw:connector draw:style-name="gr3" draw:text-style-name="P1" draw:layer="layout" svg:x1="19.486cm" svg:y1="14.098cm" svg:x2="23.2cm" svg:y2="18.014cm" draw:start-shape="id29" draw:start-glue-point="6" draw:end-shape="id31" draw:end-glue-point="6" svg:d="m19486 14098v3916h3714">
          <text:p text:style-name="P1">No</text:p>
        </draw:connector>
        <draw:custom-shape draw:style-name="gr2" draw:text-style-name="P2" draw:id="id31" draw:layer="layout" svg:width="6cm" svg:height="2.171cm" svg:x="23.2cm" svg:y="16.929cm">
          <text:p text:style-name="P1"><text:span text:style-name="T1">Update to new 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26.2cm" svg:y1="16.929cm" svg:x2="26.196cm" svg:y2="10.1cm" draw:start-shape="id31" draw:end-shape="id30" svg:d="m26200 16929v-3415h-4v-3414">
          <text:p/>
        </draw:connector>
        <draw:custom-shape draw:style-name="gr4" draw:text-style-name="P2" draw:id="id28" draw:layer="layout" svg:width="7.5cm" svg:height="2.605cm" svg:x="2.3cm" svg:y="15.7cm">
          <text:p text:style-name="P1"><text:span text:style-name="T1">Text: incorrect lin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7" draw:layer="layout" svg:width="6.973cm" svg:height="4cm" svg:x="9.627cm" svg:y="4.7cm">
          <text:p text:style-name="P1"><text:span text:style-name="T1">Exists other registration</text:span></text:p>
          <text:p text:style-name="P1"><text:span text:style-name="T1">with the same emai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3.113cm" svg:y1="8.698cm" svg:x2="16cm" svg:y2="12.099cm" draw:start-shape="id27" draw:start-glue-point="6" draw:end-shape="id29" draw:end-glue-point="5" svg:d="m13113 8698v3401h2887">
          <text:p text:style-name="P1">No</text:p>
        </draw:connector>
        <draw:custom-shape draw:style-name="gr4" draw:text-style-name="P2" draw:id="id32" draw:layer="layout" svg:width="6.592cm" svg:height="2.605cm" svg:x="18.1cm" svg:y="1.095cm">
          <text:p text:style-name="P1"><text:span text:style-name="T1">Text:</text:span></text:p>
          <text:p text:style-name="P1"><text:span text:style-name="T1">Email already take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113cm" svg:y1="4.7cm" svg:x2="18.1cm" svg:y2="2.397cm" draw:start-shape="id27" draw:start-glue-point="4" draw:end-shape="id32" draw:end-glue-point="3" svg:d="m13113 4700v-2303h49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lt" fo:country="L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ngirdas Skripka</meta:initial-creator>
    <meta:creation-date>2008-12-10T00:54:37.32</meta:creation-date>
    <dc:date>2009-08-02T00:55:58.89</dc:date>
    <meta:editing-duration>PT01H23M22S</meta:editing-duration>
    <meta:editing-cycles>11</meta:editing-cycles>
    <meta:generator>OpenOffice.org/3.1$Win32 OpenOffice.org_project/310m11$Build-9399</meta:generator>
    <dc:creator>Mangirdas Skripka</dc:creator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